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T13" style:parent-style-name="DefaultParagraphFont" style:family="text">
      <style:text-properties style:text-position="super 66.6%"/>
    </style:style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</office:automatic-styles>
  <office:body>
    <office:text text:use-soft-page-breaks="true">
      <text:h text:style-name="P1" text:outline-level="1">Lab Report: <text:s/>Continuous<text:s/>Random Variable<text:s/>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continuous<text:s/>random variable</text:p>
        </text:list-item>
        <text:list-item>
          <text:p text:style-name="P4">uniform probability distribution</text:p>
        </text:list-item>
        <text:list-item>
          <text:p text:style-name="P5">exponential probability distribution</text:p>
        </text:list-item>
        <text:list-item>
          <text:p text:style-name="P6">probability distribution function</text:p>
        </text:list-item>
        <text:list-item>
          <text:p text:style-name="P7">cumulative distribution function</text:p>
        </text:list-item>
      </text:list>
      <text:h text:style-name="Heading2" text:outline-level="2">Problems</text:h>
      <text:p text:style-name="Normal">Show you work.</text:p>
      <text:list text:style-name="LFO10" text:continue-numbering="true">
        <text:list-item>
          <text:p text:style-name="P8"><text:s/>Average Hourly Rate of a Student Job</text:p>
          <text:list text:continue-numbering="true">
            <text:list-item>
              <text:p text:style-name="P9">Probability density function</text:p>
            </text:list-item>
            <text:list-item>
              <text:p text:style-name="P10">Mean and standard deviation</text:p>
            </text:list-item>
            <text:list-item>
              <text:p text:style-name="P11">Probability that a randomly chosen student job pays more than $10</text:p>
            </text:list-item>
            <text:list-item>
              <text:p text:style-name="P12">95<text:span text:style-name="T13">th</text:span><text:s/>percentile</text:p>
            </text:list-item>
            <text:list-item>
              <text:p text:style-name="P14">Probability that a student job pays more than $25 given that its hourly rate is more than $10</text:p>
            </text:list-item>
            <text:list-item>
              <text:p text:style-name="P15">Probability that a student job pays between $10 and $25</text:p>
            </text:list-item>
          </text:list>
        </text:list-item>
        <text:list-item>
          <text:p text:style-name="P16">Decay of Uranium-232</text:p>
          <text:list text:continue-numbering="true">
            <text:list-item>
              <text:p text:style-name="P17">Probability density function</text:p>
            </text:list-item>
            <text:list-item>
              <text:p text:style-name="P18">Mean and standard deviation</text:p>
            </text:list-item>
            <text:list-item>
              <text:p text:style-name="P19">Amount<text:s/>of Uranium-232<text:s/>lasting less than 30 years</text:p>
            </text:list-item>
            <text:list-item>
              <text:p text:style-name="P20">Amount<text:s/>of Uranium-232<text:s/>lasting more than 70 years</text:p>
            </text:list-item>
            <text:list-item>
              <text:p text:style-name="P21">Amount<text:s/>of Uranium-232<text:s/>lasting between 30 and 70 years</text:p>
            </text:list-item>
            <text:list-item>
              <text:p text:style-name="P22">Length of time when 80% of Uranium-232 has decayed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yau</meta:initial-creator>
    <dc:creator>Margaret Yau</dc:creator>
    <meta:creation-date>2011-12-27T22:42:00Z</meta:creation-date>
    <dc:date>2011-12-27T22:42:00Z</dc:date>
    <meta:print-date>2011-12-27T22:42:00Z</meta:print-date>
    <meta:template xlink:href="Connexions-Document.dot" xlink:type="simple"/>
    <meta:editing-cycles>2</meta:editing-cycles>
    <meta:editing-duration>PT0S</meta:editing-duration>
    <meta:document-statistic meta:page-count="1" meta:paragraph-count="1" meta:word-count="135" meta:character-count="904" meta:row-count="6" meta:non-whitespace-character-count="770"/>
  </office:meta>
</office:document-meta>
</file>